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592cm" fo:min-width="4.072cm"/>
    </style:style>
    <style:style style:name="gr2" style:family="graphic" style:parent-style-name="standard">
      <style:graphic-properties draw:textarea-horizontal-align="justify" draw:textarea-vertical-align="middle" draw:auto-grow-height="false" fo:min-height="6.227cm" fo:min-width="24.17cm"/>
    </style:style>
    <style:style style:name="gr3" style:family="graphic" style:parent-style-name="standard">
      <style:graphic-properties svg:stroke-color="#3465a4" draw:textarea-horizontal-align="justify" draw:textarea-vertical-align="middle" draw:auto-grow-height="false" fo:min-height="1.274cm" fo:min-width="24.265cm"/>
    </style:style>
    <style:style style:name="gr4" style:family="graphic" style:parent-style-name="standard">
      <style:graphic-properties draw:stroke="none" svg:stroke-color="#3465a4" draw:fill="none" fo:min-height="0.476cm"/>
    </style:style>
    <style:style style:name="gr5" style:family="graphic" style:parent-style-name="standard">
      <style:graphic-properties svg:stroke-color="#3465a4" draw:textarea-horizontal-align="justify" draw:textarea-vertical-align="middle" draw:auto-grow-height="false" fo:min-height="5.973cm" fo:min-width="17.915cm"/>
    </style:style>
    <style:style style:name="gr6" style:family="graphic" style:parent-style-name="standard">
      <style:graphic-properties draw:stroke="none" svg:stroke-color="#3465a4" draw:fill="none" fo:min-height="0.71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ortrait page" draw:style-name="dp1" draw:master-page-name="Default">
        <draw:custom-shape draw:style-name="gr1" draw:text-style-name="P1" draw:layer="layout" svg:width="4.572cm" svg:height="5.842cm" svg:x="3.032cm" svg:y="12.938cm">
          <text:p text:style-name="P1">Portrait</text:p>
          <text:p text:style-name="P1"/>
          <text:p text:style-name="P1"><text:span text:style-name="T1">(photo of person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4.67cm" svg:height="6.477cm" svg:x="2.524cm" svg:y="3.032cm">
          <text:p text:style-name="P1">Name and title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3" draw:text-style-name="P2" draw:layer="layout" svg:width="24.765cm" svg:height="1.524cm" svg:x="2.524cm" svg:y="9.763cm">
          <text:p text:style-name="P1"><text:span text:style-name="T1">Portfolio <text:s text:c="13"/></text:span><text:span text:style-name="T1"><text:s text:c="6"/>Education <text:s text:c="4"/></text:span><text:span text:style-name="T1"><text:s text:c="13"/></text:span><text:span text:style-name="T1">Experiences <text:s text:c="6"/></text:span><text:span text:style-name="T1"><text:s text:c="12"/>Courses <text:s/></text:span><text:span text:style-name="T1"><text:s text:c="25"/></text:span><text:span text:style-name="T1">Contact me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241cm" svg:height="0.726cm" svg:x="13.542cm" svg:y="9.786cm">
          <draw:text-box>
            <text:p><text:span text:style-name="T1">Navigation bar</text:span></text:p>
          </draw:text-box>
        </draw:frame>
        <draw:custom-shape draw:style-name="gr5" draw:text-style-name="P1" draw:layer="layout" svg:width="18.415cm" svg:height="6.223cm" svg:x="8.62cm" svg:y="12.684cm">
          <text:p text:style-name="P1">Main area for high lights about person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825cm" svg:height="0.963cm" svg:x="23.098cm" svg:y="17.637cm">
          <draw:text-box>
            <text:p>Read mor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4T18:48:50.542008244</meta:creation-date>
    <dc:date>2019-06-24T19:44:33.258655667</dc:date>
    <meta:editing-duration>PT14M38S</meta:editing-duration>
    <meta:editing-cycles>3</meta:editing-cycles>
    <meta:generator>LibreOffice/6.1.2.1$Linux_X86_64 LibreOffice_project/10$Build-1</meta:generator>
    <meta:document-statistic meta:object-count="6"/>
  </office:meta>
</office:document-meta>
</file>